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DispatcherServletInitializerTests.isAsync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ckServletContext.addServlet( String servletName , Servlet serv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ConfigDispatcherServletInitializerTests.regi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yAnnotationConfigDispatcherServletInitializer.getRootConfig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notationConfigDispatcherServletInitializer.getServl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ConfigDispatcherServletInitializerTests.getServl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ckServletContext.addListener( T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DispatcherServletInitializerTests.getServletConfig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ckServletContext.addFilter( String filterName , 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AnnotationConfigDispatcherServletInitializer.customizeRegistration( ServletRegistration . Dynamic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DispatcherServletInitializerTests.getRootConfig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notationConfigDispatcherServletInitializer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DispatcherServletInitializerTests.no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ConfigDispatcherServletInitializerTests.asyncSupportedFal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ionConfigDispatcherServletInitializerTests.rootContextOnl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yConfiguration.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DispatcherServletInitializ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AnnotationConfigDispatcherServletInitializer.getServletConfig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notationConfigDispatcherServletInitializer.getServlet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